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akuHanJPs" svg:font-family="YakuHanJPs, apple-system, BlinkMacSystemFont, 'Segoe UI', 'Hiragino Sans', 'Hiragino Kaku Gothic ProN', Meiryo, sans-serif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50%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weight="bold" loext:padding="0cm" loext:border="none"/>
    </style:style>
    <style:style style:name="P2" style:family="paragraph" style:parent-style-name="Heading_20_1">
      <style:paragraph-properties fo:margin-left="0cm" fo:margin-right="0cm" fo:margin-top="0.212cm" fo:margin-bottom="0cm" style:contextual-spacing="false" fo:orphans="2" fo:widows="2" fo:text-indent="0cm" style:auto-text-indent="false" fo:padding="0cm" fo:border="none"/>
      <style:text-properties fo:font-variant="normal" fo:text-transform="none" style:font-name="YakuHanJPs" fo:font-size="21pt" fo:letter-spacing="normal" fo:font-style="normal" fo:font-weight="bold" loext:padding="0cm" loext:border="none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fo:font-weight="bold" loext:padding="0cm" loext:border="none"/>
    </style:style>
    <style:style style:name="P4" style:family="paragraph" style:parent-style-name="Heading_20_4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fo:font-weight="bold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80%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cm" style:contextual-spacing="false" fo:line-height="180%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80%" fo:text-indent="0cm" style:auto-text-indent="false" fo:padding="0cm" fo:border="none"/>
      <style:text-properties fo:color="#c9211e" loext:opacity="100%"/>
    </style:style>
    <style:style style:name="P8" style:family="paragraph" style:parent-style-name="Preformatted_20_Text">
      <style:paragraph-properties fo:margin-top="0cm" fo:margin-bottom="0cm" style:contextual-spacing="false" fo:line-height="180%" fo:padding="0cm" fo:border="none"/>
      <style:text-properties fo:color="#c9211e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YakuHanJPs" fo:font-size="12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line-height="190%" fo:text-indent="0cm" style:auto-text-indent="false" fo:padding="0cm" fo:border="none"/>
      <style:text-properties loext:padding="0cm" loext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line-height="190%" fo:text-indent="0cm" style:auto-text-indent="false" fo:padding="0cm" fo:border="none"/>
      <style:text-properties loext:padding="0cm" loext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line-height="190%" fo:text-indent="0cm" style:auto-text-indent="false" fo:padding="0cm" fo:border="none"/>
      <style:text-properties loext:padding="0cm" loext:border="non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90%" fo:text-indent="0cm" style:auto-text-indent="false" fo:padding="0cm" fo:border="none"/>
      <style:text-properties loext:padding="0cm" loext:border="non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90%" fo:text-indent="0cm" style:auto-text-indent="false" fo:padding="0cm" fo:border="none"/>
      <style:text-properties loext:padding="0cm" loext:border="none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line-height="190%" fo:text-indent="0cm" style:auto-text-indent="false" fo:padding="0cm" fo:border="none"/>
      <style:text-properties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ffffff" loext:opacity="100%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c9211e" loext:opacity="100%" loext:padding="0cm" loext:border="none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fo:font-variant="normal" fo:text-transform="none" style:text-line-through-style="none" style:text-line-through-type="none" style:font-name="YakuHanJPs" fo:font-size="12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style:font-name="inherit" loext:padding="0cm" loext:border="none"/>
    </style:style>
    <style:style style:name="T4" style:family="text">
      <style:text-properties style:font-name-asian="inherit" loext:padding="0cm" loext:border="none"/>
    </style:style>
    <style:style style:name="T5" style:family="text">
      <style:text-properties fo:color="#ff8095" loext:opacity="100%" style:font-name="inherit" loext:padding="0cm" loext:border="none"/>
    </style:style>
    <style:style style:name="T6" style:family="text">
      <style:text-properties fo:color="#e3e3e3" loext:opacity="100%" style:font-name="inherit" loext:padding="0cm" loext:border="none"/>
    </style:style>
    <style:style style:name="T7" style:family="text">
      <style:text-properties fo:color="#3bbfbf" loext:opacity="100%" style:font-name="inherit" loext:padding="0cm" loext:border="none"/>
    </style:style>
    <style:style style:name="T8" style:family="text">
      <style:text-properties fo:color="#979797" loext:opacity="100%" style:font-name="inherit" loext:padding="0cm" loext:border="none"/>
    </style:style>
    <style:style style:name="T9" style:family="text">
      <style:text-properties fo:color="#979797" loext:opacity="100%" style:font-name-asian="inherit" loext:padding="0cm" loext:border="none"/>
    </style:style>
    <style:style style:name="T10" style:family="text">
      <style:text-properties fo:color="#a980f5" loext:opacity="100%" style:font-name="inherit" loext:padding="0cm" loext:border="none"/>
    </style:style>
    <style:style style:name="T11" style:family="text">
      <style:text-properties fo:color="#c9211e" loext:opacity="100%" style:font-name="inherit" loext:padding="0cm" loext:border="none"/>
    </style:style>
    <style:style style:name="T12" style:family="text">
      <style:text-properties fo:color="#c9211e" loext:opacity="100%" style:font-name-asian="inheri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LC and Raspberry Pi are very compatible.(How to communicate)</text:h>
      <text:list text:style-name="L1">
        <text:list-item>
          <text:p text:style-name="P10"><text:a xlink:type="simple" xlink:href="https://qiita.com/tags/python" text:style-name="Internet_20_link" text:visited-style-name="Visited_20_Internet_20_Link"><text:span text:style-name="T2">Python</text:span></text:a></text:p>
        </text:list-item>
        <text:list-item>
          <text:p text:style-name="P10"><text:a xlink:type="simple" xlink:href="https://qiita.com/tags/raspberrypi" text:style-name="Internet_20_link" text:visited-style-name="Visited_20_Internet_20_Link"><text:span text:style-name="T2">RaspberryPi</text:span></text:a></text:p>
        </text:list-item>
        <text:list-item>
          <text:p text:style-name="P10"><text:a xlink:type="simple" xlink:href="https://qiita.com/tags/iot" text:style-name="Internet_20_link" text:visited-style-name="Visited_20_Internet_20_Link"><text:span text:style-name="T2">IoT</text:span></text:a></text:p>
        </text:list-item>
        <text:list-item>
          <text:p text:style-name="P10"><text:a xlink:type="simple" xlink:href="https://qiita.com/tags/plc" text:style-name="Internet_20_link" text:visited-style-name="Visited_20_Internet_20_Link"><text:span text:style-name="T2">PLC</text:span></text:a></text:p>
        </text:list-item>
        <text:list-item>
          <text:p text:style-name="P10"><text:a xlink:type="simple" xlink:href="https://qiita.com/tags/シーケンサー" text:style-name="Internet_20_link" text:visited-style-name="Visited_20_Internet_20_Link"><text:span text:style-name="T2">Sequencer</text:span></text:a></text:p>
        </text:list-item>
      </text:list>
      <text:p text:style-name="P9">Last updated at 2019-12-23Posted at 2018-09-13</text:p>
      <text:section text:style-name="Sect1" text:name="personal-public-article-body">
        <text:h text:style-name="P1" text:outline-level="1"><text:bookmark text:name="だいたいplcってなによ"/>what is plc?</text:h>
        <text:p text:style-name="P11">Qiita is a software technology site for programs, mainly servers, PCs, and smartphones<text:line-break/>, so I think that there are many people who are not familiar with it, but there are many people who are not familiar with it.<text:line-break/>It is a computing unit that specializes in the availability of maintenance parts, such as noise immunity, stability, and manufacturer<text:line-break/>'s parts.</text:p>
        <text:p text:style-name="P11">To put it very roughly, it is enough to think of it as strengthening the capacity, speed, and I/O-related of Arduino.</text:p>
        <text:p text:style-name="P11">It is also called a sequencer, etc. (trademark of Mitsubishi FA) It is used for device control of the factory.<text:line-break/>If you've ever heard of a ladder diagram, that's it.</text:p>
        <text:p text:style-name="P11">※Here I am writing an article based on Mitsubishi PLC.</text:p>
        <text:h text:style-name="P1" text:outline-level="1"><text:bookmark text:name="なぜラズパイを使う"/>why use raspberry pi?</text:h>
        <text:p text:style-name="P11">Since PLC was originally a machine tool or was used on the premise of standalone based on factory lines, it has become<text:line-break/>very popular in recent network-related products.It is weak to be.</text:p>
        <text:p text:style-name="P11">Recently, it is possible to communicate with the terminal of the LAN<text:line-break/>, but it is communicating with a dedicated software as a standard.<text:line-break/>(And the price is reasonable.)）</text:p>
        <text:p text:style-name="P11">But in the coming era, it will only be inconvenient if you do not connect to the internet, including IoT<text:line-break/>, so let's have Razpai bridge.</text:p>
        <text:h text:style-name="P1" text:outline-level="1"><text:bookmark text:name="相性のいい理由"/>Good reasons for compatibility</text:h>
        <text:list text:style-name="L2">
          <text:list-item>
            <text:p text:style-name="P12">Power is nearby</text:p>
          </text:list-item>
          <text:list-item>
            <text:p text:style-name="P12">Communication is also OK with 1 LAN cable</text:p>
          </text:list-item>
          <text:list-item>
            <text:p text:style-name="P12">there's also a case for installing it inside the device.</text:p>
          </text:list-item>
          <text:list-item>
            <text:p text:style-name="P12">Simple I/O is also included, so simple ON/OFF can be detected</text:p>
          </text:list-item>
          <text:list-item>
            <text:p text:style-name="P12"><text:soft-page-break/>He is good at calculation processing that PLC is not good at.</text:p>
          </text:list-item>
          <text:list-item>
            <text:p text:style-name="P12">The power consumption is much less than that of a PC.</text:p>
          </text:list-item>
        </text:list>
        <text:p text:style-name="P11">Above all, isn't it cheap, if there are 1 million in comics, you can IoT of the machine?<text:line-break/>It is easier to maintain using your language on Raspberry Pi than to buy hundreds of thousands of software and install the PC of the server role<text:line-break/>.</text:p>
        <text:h text:style-name="P1" text:outline-level="1"><text:bookmark text:name="何が出来るの"/>what can you do?</text:h>
        <text:p text:style-name="P11">Simply put, you can read and write data inside the PLC.<text:line-break/>In other words, if you want to do it, you can hijack it.</text:p>
        <text:list text:style-name="L3">
          <text:list-item>
            <text:p text:style-name="P13">Emergency shutdown from outside</text:p>
          </text:list-item>
          <text:list-item>
            <text:p text:style-name="P13">Current sensor reading</text:p>
          </text:list-item>
          <text:list-item>
            <text:p text:style-name="P13">Maintenance flagging and erasing</text:p>
          </text:list-item>
        </text:list>
        <text:h text:style-name="P1" text:outline-level="1"><text:bookmark text:name="どうやるの"/>how do you do it?</text:h>
        <text:p text:style-name="P11">This article is the way to wait.</text:p>
        <text:p text:style-name="P11">It uses the MC protocol provided by Mitsubishi's PLC.<text:line-break/>Mitsubishi distributes technical books for free, and<text:line-break/>specifically, requests can be sent through socket communication, and data can be obtained by responding.</text:p>
        <text:p text:style-name="P11">In other words, any language is OK as long as socket communication is possible.</text:p>
        <text:p text:style-name="P11">Example of instruction statement</text:p>
        <text:p text:style-name="P18">Command_Ex.txt</text:p>
        <text:p text:style-name="P5"><text:span text:style-name="Source_20_Text"><text:span text:style-name="T4">送信文：：</text:span></text:span><text:span text:style-name="Source_20_Text"><text:span text:style-name="T3">500000FF03FF000018002004010000D*0002110001</text:span></text:span></text:p>
        <text:p text:style-name="P6"><text:span text:style-name="Source_20_Text"><text:span text:style-name="T4">受信文：：</text:span></text:span><text:span text:style-name="Source_20_Text"><text:span text:style-name="T3">D00000FF03FF00000800000001</text:span></text:span></text:p>
        <text:h text:style-name="P1" text:outline-level="1"><text:bookmark text:name="例pythonでの最も簡素な通信方法"/>Example - The simplest way to communicate in Python</text:h>
        <text:p text:style-name="P19">PLC.py</text:p>
        <text:p text:style-name="P7"/>
        <text:p text:style-name="P5"><text:span text:style-name="Source_20_Text"><text:span text:style-name="T11">import socket</text:span></text:span></text:p>
        <text:p text:style-name="P8"/>
        <text:p text:style-name="P5"><text:span text:style-name="Source_20_Text"><text:span text:style-name="T11">host = "192.168.1.1" # &lt;- PLC</text:span></text:span><text:span text:style-name="Source_20_Text"><text:span text:style-name="T12">に割り振り </text:span></text:span><text:span text:style-name="Source_20_Text"><text:span text:style-name="T11">or </text:span></text:span><text:span text:style-name="Source_20_Text"><text:span text:style-name="T12">設定した</text:span></text:span><text:span text:style-name="Source_20_Text"><text:span text:style-name="T11">IP</text:span></text:span></text:p>
        <text:p text:style-name="P5"><text:span text:style-name="Source_20_Text"><text:span text:style-name="T11">port = 5015 <text:s text:c="9"/># &lt;- </text:span></text:span><text:span text:style-name="Source_20_Text"><text:span text:style-name="T12">同じく</text:span></text:span><text:span text:style-name="Source_20_Text"><text:span text:style-name="T11">PLC</text:span></text:span><text:span text:style-name="Source_20_Text"><text:span text:style-name="T12">に設定したポート</text:span></text:span><text:span text:style-name="Source_20_Text"><text:span text:style-name="T11">(</text:span></text:span><text:span text:style-name="Source_20_Text"><text:span text:style-name="T12">後述</text:span></text:span><text:span text:style-name="Source_20_Text"><text:span text:style-name="T11">)</text:span></text:span></text:p>
        <text:p text:style-name="P8"/>
        <text:p text:style-name="P5"><text:span text:style-name="Source_20_Text"><text:span text:style-name="T11">client = socket.socket(socket.AF_INET, socket.SOCK_STREAM)</text:span></text:span></text:p>
        <text:p text:style-name="P5"><text:soft-page-break/><text:span text:style-name="Source_20_Text"><text:span text:style-name="T11">client.connect((host, port))</text:span></text:span></text:p>
        <text:p text:style-name="P8"/>
        <text:p text:style-name="P5"><text:span text:style-name="Source_20_Text"><text:span text:style-name="T11">client.send("500000FF03FF000018002004010000D*0002110001") # </text:span></text:span><text:span text:style-name="Source_20_Text"><text:span text:style-name="T12">送信文</text:span></text:span></text:p>
        <text:p text:style-name="P5"><text:span text:style-name="Source_20_Text"><text:span text:style-name="T11">response = client.recv(1024) <text:s text:c="2"/># </text:span></text:span><text:span text:style-name="Source_20_Text"><text:span text:style-name="T12">バッファはこんなにいらないけど、一応。</text:span></text:span></text:p>
        <text:p text:style-name="P6"><text:span text:style-name="Source_20_Text"><text:span text:style-name="T11"># ↑</text:span></text:span><text:span text:style-name="Source_20_Text"><text:span text:style-name="T12">これが</text:span></text:span><text:span text:style-name="Source_20_Text"><text:span text:style-name="T11">"D00000FF03FF00000800000001"</text:span></text:span><text:span text:style-name="Source_20_Text"><text:span text:style-name="T12">となる。</text:span></text:span></text:p>
        <text:p text:style-name="P6"/>
        <text:p text:style-name="P11">Only this.<text:line-break/>In the case of writing to the PLC, the reply statement is either a normal end or an error message.</text:p>
        <text:h text:style-name="P1" text:outline-level="1"><text:bookmark text:name="命令文の解説"/>Explanation of command statement</text:h>
        <text:p text:style-name="P11">The content being transmitted depends on the connection configuration of the PLC, but<text:line-break/>here it is attached to 1 device and talks as 1 PLC.<text:line-break/>*For more than one unit, please refer to the Mitsubishi reference as a hint here</text:p>
        <text:h text:style-name="P3" text:outline-level="3"><text:bookmark text:name="送信文"/>Send statement</text:h>
        <text:p text:style-name="P5"><text:span text:style-name="Source_20_Text"><text:span text:style-name="T3">5000 00 FF 03FF 00 0018 0020 0401 0000 D*000211 0001</text:span></text:span></text:p>
        <text:p text:style-name="P11">In order from the beginning.</text:p>
        <text:list text:style-name="L4">
          <text:list-item>
            <text:p text:style-name="P14">5000 :<text:line-break/>Is the frame determined by the model of the sub-header PLC?<text:line-break/>By 5000, the communication in the "3E frame" is specified.<text:line-break/>The 5400 is "4E frame" By the way, the 4E<text:line-break/>frame can add a serial to the data statement itself, and you can<text:line-break/>know who the response is.</text:p>
          </text:list-item>
          <text:list-item>
            <text:p text:style-name="P14">00 : Network number<text:line-break/>If you are using a PLC as a relay between networks, you can specify up to 01h-EFh.<text:line-break/>"00" if on the same network</text:p>
          </text:list-item>
          <text:list-item>
            <text:p text:style-name="P14">FF : PC number<text:line-break/>If there are more than one PLC in the same network, specify 01h-EFh.<text:line-break/>If only 1 FFh</text:p>
          </text:list-item>
          <text:list-item>
            <text:p text:style-name="P14">03FF : Request unit I/O number<text:line-break/>Specified for multi・drop, multi・CPU, and dual system,<text:line-break/>"03FF" for 1 unit</text:p>
          </text:list-item>
          <text:list-item>
            <text:p text:style-name="P14"><text:soft-page-break/>00 : Request destination unit station number<text:line-break/>Same as above, specified in the case of multi・drop, multi・CPU, dual system, if<text:line-break/>1 unit "00"</text:p>
          </text:list-item>
        </text:list>
        <text:h text:style-name="P4" text:outline-level="4"><text:bookmark text:name="ここからコマンド"/>Command from here</text:h>
        <text:list text:style-name="L5">
          <text:list-item>
            <text:p text:style-name="P15">0018 : Transmission data length<text:line-break/>The number of bytes following from here, fill in 16 digits<text:line-break/>From the next 0020 to the last 0001 24 characters =&gt; 0018h.</text:p>
          </text:list-item>
          <text:list-item>
            <text:p text:style-name="P15">0020 : Response wait time<text:line-break/>Timeout specification of processing time, 16 decimal specification 1 unit 250 milliseconds<text:line-break/>Here, wait until 32 units, 0.8 seconds.</text:p>
          </text:list-item>
          <text:list-item>
            <text:p text:style-name="P15">0401 : Word-by-word (bulk) read<text:line-break/>-out.It is finally the appearance of reading and writing instructions.<text:line-break/>In this case, the address is read out by word, by range, and by batch.<text:line-break/>1 point reading is also possible, so easy to use.<text:line-break/>If it is 1 point, it is possible with 0403, or rather, the right way.</text:p>
          </text:list-item>
          <text:list-item>
            <text:p text:style-name="P15">0000 : When the sub-command of the above read command is<text:line-break/>almost not used, but "I want to set the bit" or "I want to reset the bit", etc<text:line-break/>. This is 0001.</text:p>
          </text:list-item>
          <text:list-item>
            <text:p text:style-name="P15">D*000211 : Data addressing<text:line-break/>PLC has a device (data register) for each number, such as D211 in word units<text:line-break/>, and specifies this, and other "MYou can specify a device familiar to PLC developers, such as ",X,Y,B,W"<text:line-break/>Here you specify D211, I want to see the contents of this.<text:line-break/>Note: ZR devices only omit *, like ZR000001.</text:p>
          </text:list-item>
          <text:list-item>
            <text:p text:style-name="P15">0001 : Number of continuous data specified<text:line-break/>Since this command is a batch read, the number of data (number of devices = number of words)<text:line-break/>is specified, here 1<text:line-break/><text:soft-page-break/>hereWhen set to 0003, D211, D212, and D213 data are returned.<text:line-break/>If it is 000A, it is from D211 to D220.</text:p>
          </text:list-item>
        </text:list>
        <text:p text:style-name="P11">In other words, if you fiddle with the number of the transmission data length and the command after 0401<text:line-break/>, the data you want will come down.</text:p>
        <text:h text:style-name="P3" text:outline-level="3"><text:bookmark text:name="受信文"/>Received statement</text:h>
        <text:p text:style-name="P5"><text:span text:style-name="Source_20_Text"><text:span text:style-name="T3">D000 00 FF 03FF 00 0008 0000 0001</text:span></text:span></text:p>
        <text:p text:style-name="P11">If it is a normal reply, it will be like this.</text:p>
        <text:list text:style-name="L6">
          <text:list-item>
            <text:p text:style-name="P16">D000 00 FF 03FF 00 0008：各種情報</text:p>
          </text:list-item>
        </text:list>
        <text:p text:style-name="P11">D000: Reply fixed sentence<text:line-break/>00: Network number<text:line-break/>FF: PC number<text:line-break/>03FF: Request destination unit I/O<text:line-break/>00: Request destination unit station number<text:line-break/>0008: Number of character bytes after</text:p>
        <text:p text:style-name="P11">It is data that I do not use much.<text:line-break/>The number of bytes may be used, but<text:line-break/>if you know the amount returned, you will use it to validate.</text:p>
        <text:list text:style-name="L7">
          <text:list-item>
            <text:p text:style-name="P17">0000 : Exit code<text:line-break/>0000 is a normal exit code, so check only here</text:p>
          </text:list-item>
          <text:list-item>
            <text:p text:style-name="P17">0001 : Data (16 decimal)<text:line-break/>This is the main data, boiled or baked, but first 10 decimal conversion?</text:p>
          </text:list-item>
        </text:list>
        <text:h text:style-name="P1" text:outline-level="1"><text:bookmark text:name="plcの設定"/>PLC Configuration</text:h>
        <text:p text:style-name="P11">This is how you configure your IP, port, and so on.</text:p>
        <text:p text:style-name="P11">Described in GX-Woks2.<text:line-break/>Select PC Parameters<text:line-break/><text:span text:style-name="T1"><draw:a xlink:type="simple" xlink:href="https://camo.qiitausercontent.com/ea17a6ab13eb3c950c6c64e3caa39a09da90bc8d/68747470733a2f2f71696974612d696d6167652d73746f72652e73332e616d617a6f6e6177732e636f6d2f302f3137383530372f30393530303762622d323365632d626233372d326462342d6239313563653136656530352e706e67" office:target-frame-name="_blank" xlink:show="new"><draw:frame draw:style-name="fr1" draw:name="Image1" text:anchor-type="as-char" svg:width="2.053cm" svg:height="1.053cm" draw:z-index="0"><draw:image xlink:href="https://qiita-user-contents.imgix.net/https%3A%2F%2Fqiita-image-store.s3.amazonaws.com%2F0%2F178507%2F095007bb-23ec-bb37-2db4-b915ce16ee05.png?ixlib=rb-4.0.0&amp;auto=format&amp;gif-q=60&amp;q=75&amp;s=3c1d36206122afb9b91c0830971edf92" xlink:type="simple" xlink:show="embed" xlink:actuate="onLoad"/><svg:title>2018-09-13_15h57_10.png</svg:title></draw:frame></draw:a></text:span></text:p>
        <text:p text:style-name="P11">Various settings!<text:line-break/><text:span text:style-name="T1"><draw:a xlink:type="simple" xlink:href="https://camo.qiitausercontent.com/c06bd535b89664fdae7ce64b930606f9a8e1c52d/68747470733a2f2f71696974612d696d6167652d73746f72652e73332e616d617a6f6e6177732e636f6d2f302f3137383530372f34343663663462652d376339322d393462362d396165312d3733613636363165613137332e706e67" office:target-frame-name="_blank" xlink:show="new"><draw:frame draw:style-name="fr1" draw:name="Image2" text:anchor-type="as-char" svg:width="2.053cm" svg:height="1.053cm" draw:z-index="1"><draw:image xlink:href="https://qiita-user-contents.imgix.net/https%3A%2F%2Fqiita-image-store.s3.amazonaws.com%2F0%2F178507%2F446cf4be-7c92-94b6-9ae1-73a6661ea173.png?ixlib=rb-4.0.0&amp;auto=format&amp;gif-q=60&amp;q=75&amp;s=f92d42ba01f76bef974f9e8b4d077ef5" xlink:type="simple" xlink:show="embed" xlink:actuate="onLoad"/><svg:title>2018-09-13_15h58_59.png</svg:title></draw:frame></draw:a></text:span></text:p>
        <text:p text:style-name="P11">Empty column, here from the [TCP]<text:line-break/>pull-down to the 3rd stage [MC protocol]<text:line-break/>own station port number is your favorite port number.<text:line-break/><text:span text:style-name="T1"><draw:a xlink:type="simple" xlink:href="https://camo.qiitausercontent.com/83ca8e2b259067a5a42ae88071abf9a7061e468f/68747470733a2f2f71696974612d696d6167652d73746f72652e73332e616d617a6f6e6177732e636f6d2f302f3137383530372f62626131373162622d303162622d386661642d316662322d3263323765376230633135612e706e67" office:target-frame-name="_blank" xlink:show="new"><draw:frame draw:style-name="fr1" draw:name="Image3" text:anchor-type="as-char" svg:width="2.053cm" svg:height="1.053cm" draw:z-index="2"><draw:image xlink:href="https://qiita-user-contents.imgix.net/https%3A%2F%2Fqiita-image-store.s3.amazonaws.com%2F0%2F178507%2Fbba171bb-01bb-8fad-1fb2-2c27e7b0c15a.png?ixlib=rb-4.0.0&amp;auto=format&amp;gif-q=60&amp;q=75&amp;s=bac43fe0b60d0f26ae5bda598699ff6e" xlink:type="simple" xlink:show="embed" xlink:actuate="onLoad"/><svg:title>2018-09-13_16h04_36.png</svg:title></draw:frame></draw:a></text:span></text:p>
        <text:p text:style-name="P11">With this, communication can be done by socket communication (MC protocol) when it is written to the PLC.</text:p>
        <text:p text:style-name="P11"><text:soft-page-break/>Again, let's check the IP and port on the program side.</text:p>
        <text:h text:style-name="P1" text:outline-level="1"><text:bookmark text:name="でこれからなにをする"/>so, what are you going to do?</text:h>
        <text:p text:style-name="P11">From here it is the real power of Net + PC software.<text:line-break/>Data is collected in units of 0.5 seconds and recorded in an in・house DB, records<text:line-break/>of production results, and monitors vibration sensors and temperature and pressure.I<text:line-break/>have come to cure you."</text:p>
        <text:p text:style-name="P11">In addition, if allowed, it is possible to throw it to AWS, GCP to remote monitoring and operation.<text:line-break/>(In my field, I use it in a data monitoring device in Firebase.<text:line-break/>(At the time of maintenance, the log is also acquired.)）</text:p>
        <text:p text:style-name="P11">It is still a part of the introduction,<text:line-break/>but when searching for SH-080003 on the Mitsubishi FA site,<text:line-break/>"Q-compatible serial communication unit usersSince there is a "manual", you can<text:line-break/>drop it for free, and the command list is on page 63 of the PDF (page 61 in the book).<text:line-break/>Others are also written in more detail here, so please take a look at it once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akuHanJPs" svg:font-family="YakuHanJPs, apple-system, BlinkMacSystemFont, 'Segoe UI', 'Hiragino Sans', 'Hiragino Kaku Gothic ProN', Meiry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1:32:18.115000000</meta:creation-date>
    <dc:date>2023-09-29T11:33:10.875000000</dc:date>
    <meta:editing-duration>PT52S</meta:editing-duration>
    <meta:editing-cycles>2</meta:editing-cycles>
    <meta:generator>LibreOffice/7.4.4.2$Windows_X86_64 LibreOffice_project/85569322deea74ec9134968a29af2df5663baa21</meta:generator>
    <meta:document-statistic meta:table-count="0" meta:image-count="3" meta:object-count="0" meta:page-count="6" meta:paragraph-count="85" meta:word-count="1436" meta:character-count="7504" meta:non-whitespace-character-count="6246"/>
  </office:meta>
</office:document-meta>
</file>